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000000" style:font-name="Trebuchet MS" fo:font-size="16pt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2f6f5" style:font-weight-asian="normal" style:font-weight-complex="normal"/>
    </style:style>
    <style:style style:name="T4" style:family="text">
      <style:text-properties officeooo:rsid="0013cf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olicitação de Mudança</text:h>
      <text:p text:style-name="P2"><text:span text:style-name="T1">Nome do Sistema: </text:span>Sistema de Vendas e Reserva de Ingresso</text:p>
      <text:p text:style-name="P2"><text:span text:style-name="T1">Data: </text:span><text:span text:style-name="T2">1</text:span><text:span text:style-name="T3">7</text:span>/06/2015</text:p>
      <text:p text:style-name="P2"/>
      <text:p text:style-name="P2"><text:span text:style-name="T1">Solicitante: </text:span><text:span text:style-name="T3">Yuri Matheus Dias Pereira</text:span></text:p>
      <text:p text:style-name="P2"/>
      <text:p text:style-name="P3">Descrição detalhada:</text:p>
      <text:p text:style-name="P2">1 – É necessário <text:span text:style-name="T4">alterar o plano para retirar espaços desnecessários e corrigir a formatação seguindo o padrão estabelecido.</text:span></text:p>
      <text:p text:style-name="P2">2 – <text:span text:style-name="T4">Mudar a descrição dos itens de configuração identificados de lugar para uma nova seção, e adicionar na pasta de Manutenção as seguintes pastas: Análises de Impacto, Solicitações de Mudança e Documentos de Falha e Anomalias.</text:span></text:p>
      <text:p text:style-name="P2">3 – <text:span text:style-name="T4">Adequar o documento template do Plano de GCS disponibilizado pelo professor, com a adição de um índice.</text:span></text:p>
      <text:p text:style-name="P2"/>
      <text:p text:style-name="P2"><text:span text:style-name="T1">Justificativa: </text:span><text:span text:style-name="T2">Adequeção do plano com o </text:span><text:span text:style-name="T3">que foi recomendado pelo professor de Gerência de Configuração.</text:span></text:p>
      <text:p text:style-name="P3"/>
      <text:p text:style-name="P2"><text:span text:style-name="T1">Anexos: </text:span><text:span text:style-name="T2">Não se aplica.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e Oliveira Vasconcelos</meta:initial-creator>
    <meta:creation-date>2015-05-24T15:15:29.76</meta:creation-date>
    <dc:date>2015-06-17T13:40:39.34</dc:date>
    <meta:editing-duration>PT6H16M15S</meta:editing-duration>
    <meta:editing-cycles>13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1" meta:word-count="113" meta:character-count="736" meta:non-whitespace-character-count="629"/>
  </office:meta>
</office:document-meta>
</file>